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b487" officeooo:paragraph-rsid="0000b487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style:font-size-asian="12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fo:background-color="#ffff00" style:font-size-asian="12pt"/>
    </style:style>
    <style:style style:name="P4" style:family="paragraph" style:parent-style-name="Standard">
      <style:text-properties style:font-name="Helvetica1" officeooo:rsid="0003524c" officeooo:paragraph-rsid="0003524c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3524c" style:font-size-asian="12pt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style:font-size-asian="12pt"/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1b53a" style:font-size-asian="12pt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74337" style:font-size-asian="12pt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7d8a0" style:font-size-asian="12pt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9560f" style:font-size-asian="12pt"/>
    </style:style>
    <style:style style:name="P11" style:family="paragraph" style:parent-style-name="Standard">
      <style:text-properties style:use-window-font-color="true" loext:opacity="0%" style:font-name="Helvetica" fo:font-size="12pt" officeooo:rsid="0000b487" officeooo:paragraph-rsid="0003524c" style:font-size-asian="12pt"/>
    </style:style>
    <style:style style:name="P12" style:family="paragraph" style:parent-style-name="Standard">
      <style:text-properties style:use-window-font-color="true" loext:opacity="0%" style:font-name="Helvetica" fo:font-size="12pt" officeooo:rsid="0000b487" officeooo:paragraph-rsid="0000b487" style:font-size-asian="12pt"/>
    </style:style>
    <style:style style:name="P13" style:family="paragraph" style:parent-style-name="Standard">
      <style:text-properties style:use-window-font-color="true" loext:opacity="0%" style:font-name="Helvetica" fo:font-size="12pt" officeooo:rsid="0000b487" officeooo:paragraph-rsid="00074337" style:font-size-asian="12pt"/>
    </style:style>
    <style:style style:name="P1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rsid="0001c208" officeooo:paragraph-rsid="0001c208" style:font-size-asian="12pt"/>
    </style:style>
    <style:style style:name="P1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style:font-size-asian="12pt"/>
    </style:style>
    <style:style style:name="P1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7d8a0" style:font-size-asian="12pt"/>
    </style:style>
    <style:style style:name="P1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9560f" style:font-size-asian="12pt"/>
    </style:style>
    <style:style style:name="T1" style:family="text">
      <style:text-properties fo:color="#158466" loext:opacity="100%"/>
    </style:style>
    <style:style style:name="T2" style:family="text">
      <style:text-properties fo:color="#158466" loext:opacity="100%" officeooo:rsid="00074337"/>
    </style:style>
    <style:style style:name="T3" style:family="text">
      <style:text-properties officeooo:rsid="0003524c"/>
    </style:style>
    <style:style style:name="T4" style:family="text">
      <style:text-properties officeooo:rsid="0005bcb6"/>
    </style:style>
    <style:style style:name="T5" style:family="text">
      <style:text-properties officeooo:rsid="00074337"/>
    </style:style>
    <style:style style:name="T6" style:family="text">
      <style:text-properties fo:color="#000000" loext:opacity="100%" officeooo:rsid="00074337"/>
    </style:style>
    <style:style style:name="T7" style:family="text">
      <style:text-properties officeooo:rsid="0007d8a0"/>
    </style:style>
    <style:style style:name="T8" style:family="text">
      <style:text-properties officeooo:rsid="0009560f"/>
    </style:style>
    <style:style style:name="T9" style:family="text">
      <style:text-properties officeooo:rsid="000a78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LEMA <text:span text:style-name="T4">5</text:span></text:p>
      <text:p text:style-name="P1"/>
      <text:p text:style-name="P3">ID: <text:span text:style-name="T5">solicitar licencia medica</text:span></text:p>
      <text:p text:style-name="P2"/>
      <text:p text:style-name="P8">TÍTULO: <text:span text:style-name="T3">Como </text:span><text:span text:style-name="T5">empleado <text:s/>quiero solictar una licencia médica para que no me descuenten los dias no trabajados.</text:span></text:p>
      <text:p text:style-name="P5"/>
      <text:p text:style-name="P12">REGLAS DE NEGOCIO: </text:p>
      <text:p text:style-name="P11">-<text:span text:style-name="T5">Empleados registrados y autenticados.</text:span></text:p>
      <text:p text:style-name="P13">-<text:span text:style-name="T5">mas de 1 mes de antigüedad</text:span></text:p>
      <text:p text:style-name="P13"><text:span text:style-name="T5">-no contar con una licencia vigente </text:span></text:p>
      <text:p text:style-name="P12"/>
      <text:p text:style-name="P2">CRITERIOS DE ACEPTACIÓN: </text:p>
      <text:p text:style-name="P2"/>
      <text:p text:style-name="P15">Escenario 1: <text:span text:style-name="T5">Solicitud exitosa</text:span></text:p>
      <text:p text:style-name="P5"><text:span text:style-name="T1">Dado</text:span> <text:span text:style-name="T5">que empleado Federico Mastropiero se encuentra registrado y autenticado,que posee 6 años de antigüedad, que en el momento de la solicitud no se encuantra bajo licencia vigente, </text:span></text:p>
      <text:p text:style-name="P7"><text:span text:style-name="T1">Cuand</text:span><text:span text:style-name="T2">o </text:span><text:span text:style-name="T6">ingreso el CUIL 29-123456-8, el tipo de licencia presecial, la fecha de inicio de reposo 23/08/2024, la matricula de su médico personal N.º189765 , el diagnostico faringitis y que es para el Titular, </text:span></text:p>
      <text:p text:style-name="P2"><text:span text:style-name="T1">Entonces</text:span> <text:span text:style-name="T5">el sistema genero un codigo de licencia Nº321 via mail a la casilla del empleado con la confirmacion de la licencia y los dias otorgados.</text:span></text:p>
      <text:p text:style-name="P14"/>
      <text:p text:style-name="P16">Escenario <text:span text:style-name="T7">2</text:span>: <text:span text:style-name="T5">Solicitud </text:span><text:span text:style-name="T7">No </text:span><text:span text:style-name="T5">exitosa </text:span><text:span text:style-name="T7">por falta de registro y autenticacion.</text:span></text:p>
      <text:p text:style-name="P9"><text:span text:style-name="T1">Dado</text:span> <text:span text:style-name="T5">que empleado Federico Mastropiero </text:span><text:span text:style-name="T7">NO </text:span><text:span text:style-name="T5">se encuentra registrado y autenticado,que posee 6 años de antigüedad, que en el momento de la solicitud no se encuantra bajo licencia vigente, </text:span></text:p>
      <text:p text:style-name="P9"><text:span text:style-name="T1">Cuand</text:span><text:span text:style-name="T2">o </text:span><text:span text:style-name="T6">ingreso el CUIL 29-123456-8, el tipo de licencia presecial, la fecha de inicio de reposo 23/08/2024, la matricula de su médico personal N.º189765 , el diagnostico faringitis y que es para el Titular, </text:span></text:p>
      <text:p text:style-name="P9"><text:span text:style-name="T1">Entonces</text:span> <text:span text:style-name="T5">el sistema </text:span><text:span text:style-name="T7">le informo por pantalla “No se pudo registrar la licencia ya que el empleado no se encuentra registrado ni autenticado”</text:span><text:span text:style-name="T5">.</text:span></text:p>
      <text:p text:style-name="P9"/>
      <text:p text:style-name="P9"/>
      <text:p text:style-name="P17">Escenario <text:span text:style-name="T8">3</text:span>: <text:span text:style-name="T5">Solicitud </text:span><text:span text:style-name="T7">No </text:span><text:span text:style-name="T5">exitosa </text:span><text:span text:style-name="T7">por falta </text:span><text:span text:style-name="T8">antigüedad </text:span></text:p>
      <text:p text:style-name="P10"><text:span text:style-name="T1">Dado</text:span> <text:span text:style-name="T5">que empleado Federico Mastropiero</text:span><text:span text:style-name="T7"> </text:span><text:span text:style-name="T5">se encuentra registrado y autenticado,que posee </text:span><text:span text:style-name="T8">10 dias</text:span><text:span text:style-name="T5"> </text:span><text:span text:style-name="T8">d</text:span><text:span text:style-name="T5">e antigüedad, que en el momento de la solicitud no se encuantra bajo licencia vigente, </text:span></text:p>
      <text:p text:style-name="P10"><text:span text:style-name="T1">Cuand</text:span><text:span text:style-name="T2">o </text:span><text:span text:style-name="T6">ingreso el CUIL 29-123456-8, el tipo de licencia presecial, la fecha de inicio de reposo 23/08/2024, la matricula de su médico personal N.º189765 , el diagnostico faringitis y que es para el Titular, </text:span></text:p>
      <text:p text:style-name="P10"><text:span text:style-name="T1">Entonces</text:span> <text:span text:style-name="T5">el sistema </text:span><text:span text:style-name="T7">le informo por pantalla “No se pudo registrar la licencia </text:span><text:span text:style-name="T8">ya que el empleado no cuenta con la antigüedad sufieciente</text:span><text:span text:style-name="T7">”</text:span><text:span text:style-name="T5">.</text:span></text:p>
      <text:p text:style-name="P10"/>
      <text:p text:style-name="P17">Escenario <text:span text:style-name="T9">4</text:span>: <text:span text:style-name="T5">Solicitud </text:span><text:span text:style-name="T7">No </text:span><text:span text:style-name="T5">exitosa </text:span><text:span text:style-name="T8">por encontrasrse bajo Licencia</text:span></text:p>
      <text:p text:style-name="P10"><text:span text:style-name="T1">Dado</text:span> <text:span text:style-name="T5">que empleado Federico Mastropiero </text:span><text:span text:style-name="T7"><text:s/></text:span><text:span text:style-name="T5">se encuentra registrado y autenticado,que posee 6 años de antigüedad, que en el momento de la solicitud </text:span><text:span text:style-name="T8">se</text:span><text:span text:style-name="T5"> encuantra bajo licencia vigente, </text:span></text:p>
      <text:p text:style-name="P10"><text:span text:style-name="T1">Cuand</text:span><text:span text:style-name="T2">o </text:span><text:span text:style-name="T6">ingreso el CUIL 29-123456-8, el tipo de licencia presecial, la fecha de inicio de reposo 23/08/2024, la matricula de su médico personal N.º189765 , el diagnostico faringitis y que es para el Titular, </text:span></text:p>
      <text:p text:style-name="P10"><text:span text:style-name="T1">Entonces</text:span> <text:span text:style-name="T5">el sistema </text:span><text:span text:style-name="T7">le informo por pantalla “No se pudo registrar la licencia ya que el empleado </text:span><text:span text:style-name="T8">se encuentra bajo una licecia vigente</text:span><text:span text:style-name="T7">”</text:span><text:span text:style-name="T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3:14:47.759240662</meta:creation-date>
    <dc:date>2025-09-01T16:41:31.771000859</dc:date>
    <meta:editing-duration>PT3H13M33S</meta:editing-duration>
    <meta:editing-cycles>10</meta:editing-cycles>
    <meta:generator>LibreOffice/7.4.2.3$MacOSX_AARCH64 LibreOffice_project/382eef1f22670f7f4118c8c2dd222ec7ad009daf</meta:generator>
    <meta:document-statistic meta:table-count="0" meta:image-count="0" meta:object-count="0" meta:page-count="1" meta:paragraph-count="24" meta:word-count="420" meta:character-count="2630" meta:non-whitespace-character-count="2220"/>
  </office:meta>
</office:document-meta>
</file>